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526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6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08080" fo:border="0.002cm solid #000000"/>
    </style:style>
    <style:style style:name="ce8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808080" fo:border="0.002cm solid #000000"/>
      <style:text-properties fo:color="#000000"/>
    </style:style>
    <style:style style:name="ce12" style:family="table-cell" style:parent-style-name="Default">
      <style:table-cell-properties fo:background-color="#cccccc" fo:border="0.002cm solid #000000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666666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0"/>
        <table:table-column table:style-name="co1" table:number-columns-repeated="4" table:default-cell-style-name="ce10"/>
        <table:table-column table:style-name="co3" table:default-cell-style-name="ce10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Releases</text:p>
          </table:table-cell>
          <table:table-cell table:style-name="ce1" office:value-type="string">
            <text:p>Dados</text:p>
          </table:table-cell>
          <table:table-cell table:style-name="ce1" office:value-type="string" table:number-columns-spanned="6" table:number-rows-spanned="1">
            <text:p>Por Tipo</text:p>
          </table:table-cell>
          <table:covered-table-cell table:style-name="ce1"/>
          <table:covered-table-cell table:style-name="ce12"/>
          <table:covered-table-cell table:number-columns-repeated="3"/>
          <table:table-cell table:style-name="ce1" office:value-type="string">
            <text:p>Total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" office:value-type="string">
            <text:p>correctness</text:p>
          </table:table-cell>
          <table:table-cell table:style-name="ce2" office:value-type="string">
            <text:p>performance</text:p>
          </table:table-cell>
          <table:table-cell table:style-name="ce2" office:value-type="string">
            <text:p>style</text:p>
          </table:table-cell>
          <table:table-cell table:style-name="ce2" office:value-type="string">
            <text:p>bad_practice</text:p>
          </table:table-cell>
          <table:table-cell table:style-name="ce2" office:value-type="string">
            <text:p>l18n</text:p>
          </table:table-cell>
          <table:table-cell table:style-name="ce2" office:value-type="string">
            <text:p>malicius_code</text:p>
          </table:table-cell>
          <table:table-cell table:style-name="ce2"/>
          <table:table-cell table:style-name="ce13" table:number-columns-repeated="1015"/>
        </table:table-row>
        <table:table-row table:style-name="ro1">
          <table:table-cell office:value-type="float" office:value="912" table:number-columns-spanned="1" table:number-rows-spanned="2">
            <text:p>912</text:p>
          </table:table-cell>
          <table:table-cell office:value-type="string">
            <text:p>FindBugs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3];[.G3];[.F3];[.E3];[.D3];[.C3])" office:value-type="float" office:value="408">
            <text:p>408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4];[.G4];[.F4];[.E4];[.D4];[.C4])"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table:style-name="ce4" office:value-type="float" office:value="914" table:number-columns-spanned="1" table:number-rows-spanned="2">
            <text:p>914</text:p>
          </table:table-cell>
          <table:table-cell table:style-name="ce8" office:value-type="string">
            <text:p>FindBugs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72">
            <text:p>72</text:p>
          </table:table-cell>
          <table:table-cell table:style-name="ce11" table:formula="of:=SUM([.H5];[.G5];[.F5];[.E5];[.D5];[.C5])" office:value-type="float" office:value="403">
            <text:p>403</text:p>
          </table:table-cell>
          <table:table-cell table:style-name="ce14" table:number-columns-repeated="1015"/>
        </table:table-row>
        <table:table-row table:style-name="ro2">
          <table:covered-table-cell table:style-name="ce5"/>
          <table:table-cell table:style-name="ce8" office:value-type="string">
            <text:p>DW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72">
            <text:p>72</text:p>
          </table:table-cell>
          <table:table-cell table:style-name="ce11" table:formula="of:=SUM([.H6];[.G6];[.F6];[.E6];[.D6];[.C6])" office:value-type="float" office:value="403">
            <text:p>403</text:p>
          </table:table-cell>
          <table:table-cell table:style-name="ce14" table:number-columns-repeated="1015"/>
        </table:table-row>
        <table:table-row table:style-name="ro1">
          <table:table-cell office:value-type="float" office:value="915" table:number-columns-spanned="1" table:number-rows-spanned="2">
            <text:p>915</text:p>
          </table:table-cell>
          <table:table-cell office:value-type="string">
            <text:p>FindBugs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7];[.G7];[.F7];[.E7];[.D7];[.C7])" office:value-type="float" office:value="418">
            <text:p>418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8];[.G8];[.F8];[.E8];[.D8];[.C8])" office:value-type="float" office:value="418">
            <text:p>418</text:p>
          </table:table-cell>
          <table:table-cell table:number-columns-repeated="1015"/>
        </table:table-row>
        <table:table-row table:style-name="ro1">
          <table:table-cell table:style-name="ce6" office:value-type="float" office:value="916" table:number-columns-spanned="1" table:number-rows-spanned="2">
            <text:p>916</text:p>
          </table:table-cell>
          <table:table-cell table:style-name="ce9" office:value-type="string">
            <text:p>FindBugs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9];[.G9];[.F9];[.E9];[.D9];[.C9])" office:value-type="float" office:value="425">
            <text:p>425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10];[.G10];[.F10];[.E10];[.D10];[.C10])" office:value-type="float" office:value="425">
            <text:p>425</text:p>
          </table:table-cell>
          <table:table-cell table:number-columns-repeated="1015"/>
        </table:table-row>
        <table:table-row table:style-name="ro1">
          <table:table-cell office:value-type="float" office:value="917" table:number-columns-spanned="1" table:number-rows-spanned="2">
            <text:p>917</text:p>
          </table:table-cell>
          <table:table-cell office:value-type="string">
            <text:p>FindBugs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11];[.G11];[.F11];[.E11];[.D11];[.C11])" office:value-type="float" office:value="425">
            <text:p>425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12];[.G12];[.F12];[.E12];[.D12];[.C12])" office:value-type="float" office:value="425">
            <text:p>425</text:p>
          </table:table-cell>
          <table:table-cell table:number-columns-repeated="1015"/>
        </table:table-row>
        <table:table-row table:style-name="ro1">
          <table:table-cell table:style-name="ce6" office:value-type="float" office:value="918" table:number-columns-spanned="1" table:number-rows-spanned="2">
            <text:p>918</text:p>
          </table:table-cell>
          <table:table-cell table:style-name="ce9" office:value-type="string">
            <text:p>FindBugs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13];[.G13];[.F13];[.E13];[.D13];[.C13])" office:value-type="float" office:value="443">
            <text:p>443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14];[.G14];[.F14];[.E14];[.D14];[.C14])" office:value-type="float" office:value="443">
            <text:p>443</text:p>
          </table:table-cell>
          <table:table-cell table:number-columns-repeated="1015"/>
        </table:table-row>
        <table:table-row table:style-name="ro1">
          <table:table-cell office:value-type="float" office:value="919" table:number-columns-spanned="1" table:number-rows-spanned="2">
            <text:p>919</text:p>
          </table:table-cell>
          <table:table-cell office:value-type="string">
            <text:p>FindBugs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15];[.G15];[.F15];[.E15];[.D15];[.C15])" office:value-type="float" office:value="443">
            <text:p>443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16];[.G16];[.F16];[.E16];[.D16];[.C16])" office:value-type="float" office:value="443">
            <text:p>443</text:p>
          </table:table-cell>
          <table:table-cell table:number-columns-repeated="1015"/>
        </table:table-row>
        <table:table-row table:style-name="ro1">
          <table:table-cell table:style-name="ce6" office:value-type="float" office:value="927" table:number-columns-spanned="1" table:number-rows-spanned="2">
            <text:p>927</text:p>
          </table:table-cell>
          <table:table-cell table:style-name="ce9" office:value-type="string">
            <text:p>FindBugs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17];[.G17];[.F17];[.E17];[.D17];[.C17])" office:value-type="float" office:value="443">
            <text:p>443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18];[.G18];[.F18];[.E18];[.D18];[.C18])" office:value-type="float" office:value="443">
            <text:p>443</text:p>
          </table:table-cell>
          <table:table-cell table:number-columns-repeated="1015"/>
        </table:table-row>
        <table:table-row table:style-name="ro1">
          <table:table-cell office:value-type="float" office:value="928" table:number-columns-spanned="1" table:number-rows-spanned="2">
            <text:p>928</text:p>
          </table:table-cell>
          <table:table-cell office:value-type="string">
            <text:p>FindBugs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19];[.G19];[.F19];[.E19];[.D19];[.C19])" office:value-type="float" office:value="443">
            <text:p>443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20];[.G20];[.F20];[.E20];[.D20];[.C20])" office:value-type="float" office:value="443">
            <text:p>443</text:p>
          </table:table-cell>
          <table:table-cell table:number-columns-repeated="1015"/>
        </table:table-row>
        <table:table-row table:style-name="ro1">
          <table:table-cell table:style-name="ce6" office:value-type="float" office:value="931" table:number-columns-spanned="1" table:number-rows-spanned="2">
            <text:p>931</text:p>
          </table:table-cell>
          <table:table-cell table:style-name="ce9" office:value-type="string">
            <text:p>FindBugs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21];[.G21];[.F21];[.E21];[.D21];[.C21])" office:value-type="float" office:value="445">
            <text:p>445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22];[.G22];[.F22];[.E22];[.D22];[.C22])" office:value-type="float" office:value="445">
            <text:p>445</text:p>
          </table:table-cell>
          <table:table-cell table:number-columns-repeated="1015"/>
        </table:table-row>
        <table:table-row table:style-name="ro1">
          <table:table-cell office:value-type="float" office:value="938" table:number-columns-spanned="1" table:number-rows-spanned="2">
            <text:p>938</text:p>
          </table:table-cell>
          <table:table-cell office:value-type="string">
            <text:p>FindBugs</text:p>
          </table:table-cell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23];[.G23];[.F23];[.E23];[.D23];[.C23])" office:value-type="float" office:value="425">
            <text:p>425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24];[.G24];[.F24];[.E24];[.D24];[.C24])" office:value-type="float" office:value="425">
            <text:p>425</text:p>
          </table:table-cell>
          <table:table-cell table:number-columns-repeated="1015"/>
        </table:table-row>
        <table:table-row table:style-name="ro1">
          <table:table-cell table:style-name="ce6" office:value-type="float" office:value="940" table:number-columns-spanned="1" table:number-rows-spanned="2">
            <text:p>940</text:p>
          </table:table-cell>
          <table:table-cell table:style-name="ce9" office:value-type="string">
            <text:p>FindBugs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25];[.G25];[.F25];[.E25];[.D25];[.C25])" office:value-type="float" office:value="436">
            <text:p>436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26];[.G26];[.F26];[.E26];[.D26];[.C26])" office:value-type="float" office:value="436">
            <text:p>436</text:p>
          </table:table-cell>
          <table:table-cell table:number-columns-repeated="1015"/>
        </table:table-row>
        <table:table-row table:style-name="ro1">
          <table:table-cell office:value-type="float" office:value="941" table:number-columns-spanned="1" table:number-rows-spanned="2">
            <text:p>941</text:p>
          </table:table-cell>
          <table:table-cell office:value-type="string">
            <text:p>FindBugs</text:p>
          </table:table-cell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27];[.G27];[.F27];[.E27];[.D27];[.C27])" office:value-type="float" office:value="438">
            <text:p>438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28];[.G28];[.F28];[.E28];[.D28];[.C28])" office:value-type="float" office:value="438">
            <text:p>438</text:p>
          </table:table-cell>
          <table:table-cell table:number-columns-repeated="1015"/>
        </table:table-row>
        <table:table-row table:style-name="ro1">
          <table:table-cell table:style-name="ce6" office:value-type="float" office:value="953" table:number-columns-spanned="1" table:number-rows-spanned="2">
            <text:p>953</text:p>
          </table:table-cell>
          <table:table-cell table:style-name="ce9" office:value-type="string">
            <text:p>FindBugs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29];[.G29];[.F29];[.E29];[.D29];[.C29])" office:value-type="float" office:value="462">
            <text:p>462</text:p>
          </table:table-cell>
          <table:table-cell table:number-columns-repeated="1015"/>
        </table:table-row>
        <table:table-row table:style-name="ro2">
          <table:covered-table-cell table:style-name="ce6"/>
          <table:table-cell table:style-name="ce9" office:value-type="string">
            <text:p>DW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2">
            <text:p>72</text:p>
          </table:table-cell>
          <table:table-cell table:style-name="ce7" table:formula="of:=SUM([.H30];[.G30];[.F30];[.E30];[.D30];[.C30])" office:value-type="float" office:value="462">
            <text:p>462</text:p>
          </table:table-cell>
          <table:table-cell table:number-columns-repeated="1015"/>
        </table:table-row>
        <table:table-row table:style-name="ro1">
          <table:table-cell office:value-type="float" office:value="967" table:number-columns-spanned="1" table:number-rows-spanned="2">
            <text:p>967</text:p>
          </table:table-cell>
          <table:table-cell office:value-type="string">
            <text:p>FindBugs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31];[.G31];[.F31];[.E31];[.D31];[.C31])" office:value-type="float" office:value="462">
            <text:p>462</text:p>
          </table:table-cell>
          <table:table-cell table:number-columns-repeated="1015"/>
        </table:table-row>
        <table:table-row table:style-name="ro2">
          <table:covered-table-cell/>
          <table:table-cell office:value-type="string">
            <text:p>DW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formula="of:=SUM([.H32];[.G32];[.F32];[.E32];[.D32];[.C32])" office:value-type="float" office:value="462">
            <text:p>462</text:p>
          </table:table-cell>
          <table:table-cell table:number-columns-repeated="1015"/>
        </table:table-row>
        <table:table-row table:style-name="ro1">
          <table:table-cell table:style-name="ce6" office:value-type="float" office:value="968" table:number-columns-spanned="1" table:number-rows-spanned="2">
            <text:p>968</text:p>
          </table:table-cell>
          <table:table-cell table:style-name="ce9" office:value-type="string">
            <text:p>FindBugs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72">
            <text:p>72</text:p>
          </table:table-cell>
          <table:table-cell table:style-name="ce7" table:formula="of:=SUM([.H33];[.G33];[.F33];[.E33];[.D33];[.C33])" office:value-type="float" office:value="540">
            <text:p>540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9" office:value-type="string">
            <text:p>DW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72">
            <text:p>72</text:p>
          </table:table-cell>
          <table:table-cell table:style-name="ce7" table:formula="of:=SUM([.H34];[.G34];[.F34];[.E34];[.D34];[.C34])" office:value-type="float" office:value="540">
            <text:p>540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/06/2015</text:date>, <text:time>18:17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6-08T22:21:35.388171219</meta:creation-date>
    <dc:date>2015-06-09T18:17:02.87</dc:date>
    <meta:editing-duration>PT9H14M28S</meta:editing-duration>
    <meta:editing-cycles>16</meta:editing-cycles>
    <meta:generator>BrOffice/3.3$Win32 LibreOffice_project/330m19$Build-202</meta:generator>
    <meta:document-statistic meta:table-count="1" meta:cell-count="282" meta:object-count="0"/>
  </office:meta>
</office:document-meta>
</file>